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cf13" officeooo:paragraph-rsid="0000cf1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0cf13" officeooo:paragraph-rsid="0000cf1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normal" officeooo:rsid="0000cf13" officeooo:paragraph-rsid="0000cf13" style:font-weight-asian="normal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cf13" officeooo:paragraph-rsid="0000cf13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0cf13" officeooo:paragraph-rsid="0000cf13" style:font-weight-asian="bold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2</text:p>
      <text:p text:style-name="P1"/>
      <text:p text:style-name="P1">Задания:</text:p>
      <text:p text:style-name="P2"><text:span text:style-name="T2">1. Описать функцию PowerA3(A, B), вычисляющую третью степень числа A и возвращающую ее в переменной B (A — входной, B — выходной параметр; оба параметра являются вещественными). С помощью этой функции найти третьи степени пяти данных чисел.</text:span></text:p>
      <text:p text:style-name="P4">2. Описать функцию Sign(X) целого типа, возвращающую для вещественного числа X следующие значения:</text:p>
      <text:p text:style-name="P7">−<text:span text:style-name="T1">1, если X &lt; 0; 0, если X = 0; 1, если X &gt; 0.</text:span></text:p>
      <text:p text:style-name="P4">С помощью этой функции найти значение выражения Sign(A) + Sign(B) для данных вещественных чисел A и B.</text:p>
      <text:p text:style-name="P4">3. Описать функцию RingS(R1, R2) вещественного типа, находящую площадь кольца, заключенного между двумя окружностями с общим центром и радиусами R1 и R2 (R1 и R2 — вещественные, R1 &gt; R2). С ее помощью найти площади трех колец, для которых даны внешние и внутренние радиусы.</text:p>
      <text:p text:style-name="P4">4. Описать функцию Quarter(x, y) целого типа, определяющую номер координатной четверти, в которой находится точка с ненулевыми вещественными координатами (x, y). С помощью этой функции найти номера координатных четвертей для трех точек с данными ненулевыми координатами</text:p>
      <text:p text:style-name="P4">5. Описать функцию Fact2(N) вещественного типа, вычисляющую двойной факториал:</text:p>
      <text:p text:style-name="P4">N!! = 1·3·5·. . .·N, если N — нечетное;</text:p>
      <text:p text:style-name="P4">N!! = 2·4·6·. . .·N, если N — четное (N &gt; 0 — параметр целого типа; вещественное возвращаемое значение используется для того, чтобы избежать целочисленного переполнения при больших значениях N).</text:p>
      <text:p text:style-name="P6">№1</text:p>
      <text:p text:style-name="P5">#include &lt;iostream&gt;<text:line-break/>#include &lt;locale.h&gt;<text:line-break/>using namespace std;<text:line-break/><text:line-break/>float powerA3(float A, float B) {<text:line-break/><text:tab/>B = A * A * A;<text:line-break/><text:soft-page-break/><text:tab/>return B;<text:line-break/>}<text:line-break/><text:line-break/>int main() {<text:line-break/><text:tab/>float A,B;<text:line-break/><text:line-break/><text:tab/>setlocale(LC_ALL, "Russian");<text:line-break/><text:line-break/><text:tab/>for (int i = 0; i &lt; 5; i++) {<text:line-break/><text:tab/><text:tab/>cout &lt;&lt; '\n' &lt;&lt; "Введите число: ";<text:line-break/><text:tab/><text:tab/>cin &gt;&gt; A;<text:line-break/><text:tab/><text:tab/>cout &lt;&lt; powerA3(A, B) &lt;&lt; ' ';<text:line-break/><text:tab/>}<text:line-break/><text:tab/>return 0;<text:line-break/>}<text:line-break/></text:p>
      <text:p text:style-name="P6">№2</text:p>
      <text:p text:style-name="P5">#include &lt;iostream&gt;<text:line-break/>#include &lt;locale.h&gt;<text:line-break/>using namespace std;<text:line-break/><text:line-break/>int Sign(float X) {<text:line-break/><text:tab/>if (X &lt; 0)<text:line-break/><text:tab/> <text:s text:c="2"/>return -1;<text:line-break/><text:tab/>if (X == 0)<text:line-break/><text:tab/><text:tab/>return 0;<text:line-break/><text:tab/>if (X &gt; 0)<text:line-break/><text:tab/><text:tab/>return 1;<text:line-break/>}<text:line-break/><text:line-break/>int main() {<text:line-break/><text:tab/>float A, B;<text:line-break/><text:line-break/><text:tab/>setlocale(LC_ALL, "Russian");<text:line-break/><text:soft-page-break/><text:line-break/><text:tab/>cout &lt;&lt; "Введите числа А и В: ";<text:line-break/><text:tab/>cin &gt;&gt; A &gt;&gt; B;<text:line-break/><text:tab/>cout &lt;&lt; "Sign(A) + Sign(B)= " &lt;&lt; Sign(A) + Sign(B);<text:line-break/><text:tab/>return 0;<text:line-break/>}<text:line-break/></text:p>
      <text:p text:style-name="P6">№3</text:p>
      <text:p text:style-name="P5">#include &lt;iostream&gt;<text:line-break/>#include &lt;locale.h&gt;<text:line-break/>using namespace std;<text:line-break/><text:line-break/>float RingS(float R1, float R2) {<text:line-break/><text:line-break/>return 3.14*(R1*R1-R2*R2) ;<text:line-break/>}<text:line-break/><text:line-break/>int main() {<text:line-break/><text:tab/>float R1, R2;<text:line-break/><text:line-break/><text:tab/>setlocale(LC_ALL, "Russian");<text:line-break/><text:tab/>for (int i = 0; i &lt; 3; i++) {<text:line-break/><text:tab/><text:tab/>cout &lt;&lt; "Введите внешний и внутренний радиусы: "&lt;&lt;'\n';<text:line-break/><text:tab/><text:tab/>cin &gt;&gt; R1 &gt;&gt; R2;<text:line-break/><text:tab/><text:tab/>cout &lt;&lt; "Площадь кольца= " &lt;&lt; RingS(R1, R2) &lt;&lt; '\n';;<text:line-break/><text:tab/>}<text:line-break/><text:tab/>return 0;<text:line-break/>}<text:line-break/></text:p>
      <text:p text:style-name="P6">№4</text:p>
      <text:p text:style-name="P5">#include &lt;iostream&gt;<text:line-break/>#include &lt;locale.h&gt;<text:line-break/>using namespace std;<text:line-break/><text:soft-page-break/><text:line-break/>int Quarter(float x, float y){<text:line-break/><text:tab/>if (x &gt; 0 &amp;&amp; y &gt; 0)</text:p>
      <text:p text:style-name="P5"><text:tab/><text:tab/>return <text:s/>1;</text:p>
      <text:p text:style-name="P5"><text:tab/>if (x &lt; 0 &amp;&amp; y &gt; 0)</text:p>
      <text:p text:style-name="P5"><text:tab/><text:tab/>return 2;</text:p>
      <text:p text:style-name="P5"><text:tab/>if (x &lt; 0 &amp;&amp; y &lt; 0)</text:p>
      <text:p text:style-name="P5"><text:tab/><text:tab/>return 3;</text:p>
      <text:p text:style-name="P5"><text:tab/>if (x &gt; 0 &amp;&amp; y &lt; 0)</text:p>
      <text:p text:style-name="P5"><text:tab/><text:tab/>return 4;<text:line-break/><text:tab/><text:line-break/>}<text:line-break/><text:line-break/>int main() {<text:line-break/><text:tab/>float x, y;<text:line-break/><text:line-break/><text:tab/>setlocale(LC_ALL, "Russian");<text:line-break/><text:tab/>for (int i = 0; i &lt; 3; i++) {<text:line-break/><text:tab/><text:tab/>cout &lt;&lt; "Введите координаты х и у точки: " &lt;&lt; '\n';<text:line-break/><text:tab/><text:tab/>cin &gt;&gt; x &gt;&gt; y;<text:line-break/><text:tab/><text:tab/>cout &lt;&lt; "Точка находится в " &lt;&lt; Quarter(x, y) &lt;&lt;" координатной четверти."&lt;&lt;'\n';<text:line-break/><text:tab/>}<text:line-break/><text:tab/>return 0;<text:line-break/>}<text:line-break/></text:p>
      <text:p text:style-name="P6">№5</text:p>
      <text:p text:style-name="P5">#include &lt;iostream&gt;<text:line-break/>#include &lt;locale.h&gt;<text:line-break/>using namespace std;<text:line-break/><text:line-break/>float <text:s/>Fact2(int N) {<text:line-break/><text:soft-page-break/><text:tab/>int k;<text:line-break/><text:tab/>if (N % 2 == 0) {</text:p>
      <text:p text:style-name="P5"><text:tab/><text:tab/>k = 1;</text:p>
      <text:p text:style-name="P5"><text:tab/><text:tab/>for (int i = 2; i &lt;= N; i += 2)</text:p>
      <text:p text:style-name="P5"><text:tab/><text:tab/><text:tab/>k = k * i;</text:p>
      <text:p text:style-name="P5"/>
      <text:p text:style-name="P5"><text:tab/><text:tab/>return k;</text:p>
      <text:p text:style-name="P5"><text:tab/>}</text:p>
      <text:p text:style-name="P5"/>
      <text:p text:style-name="P5"><text:tab/><text:tab/>if (N % 2 != 0) {</text:p>
      <text:p text:style-name="P5"><text:tab/><text:tab/><text:tab/>k = 1;</text:p>
      <text:p text:style-name="P5"><text:tab/><text:tab/><text:tab/>for (int i = 1; i &lt;= N; i += 2)</text:p>
      <text:p text:style-name="P5"><text:tab/><text:tab/><text:tab/><text:tab/>k = k * i;</text:p>
      <text:p text:style-name="P5"><text:tab/><text:tab/></text:p>
      <text:p text:style-name="P5"><text:tab/><text:tab/>return k; <text:line-break/><text:tab/><text:tab/>}<text:line-break/>}<text:line-break/><text:line-break/>int main() {<text:line-break/><text:tab/>int N;<text:line-break/><text:line-break/><text:tab/>setlocale(LC_ALL, "Russian");<text:line-break/><text:line-break/><text:tab/><text:tab/>cout &lt;&lt; "Введите число: " &lt;&lt; '\n';<text:line-break/><text:tab/><text:tab/>cin &gt;&gt; N;<text:line-break/><text:tab/><text:tab/>cout &lt;&lt;"N!!= " &lt;&lt; Fact2(N)&lt;&lt; '\n';<text:line-break/><text:tab/>return 0;<text:line-break/>}<text:lin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22:04.110000000</dc:date>
    <meta:editing-duration>PT3M3S</meta:editing-duration>
    <meta:editing-cycles>1</meta:editing-cycles>
    <meta:document-statistic meta:table-count="0" meta:image-count="0" meta:object-count="0" meta:page-count="5" meta:paragraph-count="39" meta:word-count="601" meta:character-count="3306" meta:non-whitespace-character-count="2605"/>
  </office:meta>
</office:document-meta>
</file>